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officeooo:paragraph-rsid="00292c23"/>
    </style:style>
    <style:style style:name="P3" style:family="paragraph" style:parent-style-name="Text_20_body">
      <style:paragraph-properties fo:line-height="100%" fo:text-align="justify" style:justify-single-word="false"/>
    </style:style>
    <style:style style:name="P4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ae5e1" officeooo:paragraph-rsid="002b6ae4" style:font-weight-asian="bold" style:font-weight-complex="bold"/>
    </style:style>
    <style:style style:name="P6" style:family="paragraph" style:parent-style-name="Standard">
      <style:text-properties fo:font-weight="bold" officeooo:paragraph-rsid="002b6ae4" style:font-weight-asian="bold" style:font-weight-complex="bold"/>
    </style:style>
    <style:style style:name="P7" style:family="paragraph" style:parent-style-name="Standard" style:list-style-name="L3">
      <style:text-properties officeooo:paragraph-rsid="002b6ae4"/>
    </style:style>
    <style:style style:name="P8" style:family="paragraph" style:parent-style-name="Standard" style:list-style-name="L3">
      <style:text-properties fo:font-weight="normal" officeooo:rsid="00192abf" officeooo:paragraph-rsid="002b6ae4" style:font-weight-asian="normal" style:font-weight-complex="normal"/>
    </style:style>
    <style:style style:name="P9" style:family="paragraph" style:parent-style-name="Standard">
      <style:text-properties fo:font-weight="normal" officeooo:rsid="00192abf" officeooo:paragraph-rsid="002b6ae4" style:font-weight-asian="normal" style:font-weight-complex="normal"/>
    </style:style>
    <style:style style:name="P10" style:family="paragraph" style:parent-style-name="Standard" style:list-style-name="L3">
      <style:text-properties officeooo:rsid="00192abf" officeooo:paragraph-rsid="002b6ae4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2b6ae4"/>
    </style:style>
    <style:style style:name="P12" style:family="paragraph" style:parent-style-name="Standard">
      <style:text-properties officeooo:paragraph-rsid="002b6ae4"/>
    </style:style>
    <style:style style:name="P13" style:family="paragraph" style:parent-style-name="Standard" style:list-style-name="L3">
      <style:paragraph-properties fo:margin-left="0in" fo:margin-right="0in" fo:text-indent="-0.25in" style:auto-text-indent="false"/>
      <style:text-properties style:text-underline-style="solid" style:text-underline-width="auto" style:text-underline-color="font-color" fo:font-weight="normal" officeooo:rsid="001b5ef3" officeooo:paragraph-rsid="002b6ae4" style:font-weight-asian="normal" style:font-weight-complex="normal"/>
    </style:style>
    <style:style style:name="P14" style:family="paragraph" style:parent-style-name="Standard" style:list-style-name="L3">
      <style:paragraph-properties fo:margin-left="0in" fo:margin-right="0in" fo:text-indent="-0.25in" style:auto-text-indent="false"/>
      <style:text-properties style:text-underline-style="solid" style:text-underline-width="auto" style:text-underline-color="font-color" officeooo:paragraph-rsid="002b6ae4"/>
    </style:style>
    <style:style style:name="P15" style:family="paragraph" style:parent-style-name="Text_20_body" style:master-page-name="Standard">
      <style:paragraph-properties fo:line-height="100%" fo:text-align="center" style:justify-single-word="false" style:page-number="auto"/>
    </style:style>
    <style:style style:name="P16" style:family="paragraph" style:parent-style-name="Text_20_body" style:list-style-name="LS1">
      <style:paragraph-properties fo:line-height="100%"/>
    </style:style>
    <style:style style:name="P17" style:family="paragraph" style:parent-style-name="Text_20_body" style:list-style-name="LS1">
      <style:paragraph-properties fo:line-height="100%"/>
      <style:text-properties officeooo:paragraph-rsid="00292c23"/>
    </style:style>
    <style:style style:name="P18" style:family="paragraph" style:parent-style-name="Text_20_body" style:list-style-name="L1">
      <style:paragraph-properties fo:line-height="100%"/>
    </style:style>
    <style:style style:name="P19" style:family="paragraph" style:parent-style-name="Text_20_body" style:list-style-name="L2">
      <style:paragraph-properties fo:line-height="100%"/>
    </style:style>
    <style:style style:name="P20" style:family="paragraph" style:parent-style-name="Text_20_body" style:list-style-name="LS2">
      <style:paragraph-properties fo:line-height="100%"/>
    </style:style>
    <style:style style:name="P21" style:family="paragraph" style:parent-style-name="Text_20_body" style:list-style-name="L3">
      <style:paragraph-properties fo:line-height="100%"/>
      <style:text-properties fo:font-weight="normal" officeooo:paragraph-rsid="002b6ae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9d11e"/>
    </style:style>
    <style:style style:name="T4" style:family="text">
      <style:text-properties officeooo:rsid="0029e9b2"/>
    </style:style>
    <style:style style:name="T5" style:family="text">
      <style:text-properties officeooo:rsid="000d5abe"/>
    </style:style>
    <style:style style:name="T6" style:family="text">
      <style:text-properties officeooo:rsid="000ae5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e</text:span>-store</text:p>
      <text:p text:style-name="P1"/>
      <text:p text:style-name="P4">Abstract</text:p>
      <text:p text:style-name="P3">e-store is an open-source, python-based ecommerce platform for online merchants. It provides the power to grow your web business, reach more customers and sell more products and services. It <text:s/>enables businesses to experience an integrated workflow for their business – Accounting, Inventory &amp; Order Management and Customer Service under one platform. </text:p>
      <text:p text:style-name="P1"/>
      <text:p text:style-name="P4">Charter</text:p>
      <text:p text:style-name="P4">Vision</text:p>
      <text:p text:style-name="P1">To be the most trusted integrated e-commerce platform for merchants</text:p>
      <text:p text:style-name="P4">Mission</text:p>
      <text:p text:style-name="P1">To develop a platform with utmost regards in security and customer satisfaction in the e-commerce industry</text:p>
      <text:p text:style-name="P4">Objectives</text:p>
      <text:list xml:id="list6466903441797196728" text:style-name="LS1">
        <text:list-item>
          <text:p text:style-name="P16">Within 2 weeks after project initiation, the developers will already have a design and plan for the project's interface and architecture. The developers will come up with an initial product backlog and be able to commence the first sprint planning. <text:tab/> </text:p>
        </text:list-item>
        <text:list-item>
          <text:p text:style-name="P16">Within 7 weeks after planning, the team will finish the first sprint. And come up with 50% of the planned major features and interface. <text:tab/> <text:tab/></text:p>
          <text:list>
            <text:list-item>
              <text:p text:style-name="P16">Within 1 week, the admin dashboard interface and functionalities such as adding products is created.</text:p>
            </text:list-item>
            <text:list-item>
              <text:p text:style-name="P16">Then, Within 1 week, the customers are now able to login and register in the site. </text:p>
            </text:list-item>
            <text:list-item>
              <text:p text:style-name="P16">Then, Within 1 week, the customers can now view the products and the product detail page.</text:p>
            </text:list-item>
            <text:list-item>
              <text:p text:style-name="P16">Then, Within 2 weeks, the search feature is already implemented. <text:s/></text:p>
            </text:list-item>
            <text:list-item>
              <text:p text:style-name="P16">Then, Within 2 weeks, the add to cart functionality is created. </text:p>
            </text:list-item>
          </text:list>
        </text:list-item>
        <text:list-item>
          <text:p text:style-name="P16">Within <text:tab/>5 weeks after the first sprint, the second sprint will be completed. The system will complete at least 90% of its proposed major features. </text:p>
          <text:list>
            <text:list-item>
              <text:p text:style-name="P16">Within 1 week, the customers are now able to add product feedback (or ratings)</text:p>
            </text:list-item>
            <text:list-item>
              <text:p text:style-name="P16">Then, within 1 week, the social sharing, add to favorites features are now implemented.</text:p>
            </text:list-item>
            <text:list-item>
              <text:p text:style-name="P16">Then, within 1 week, the related products section and contact admin features are now implemented. <text:tab/></text:p>
            </text:list-item>
            <text:list-item>
              <text:p text:style-name="P16">Then, within 1 week, the recommendation feature is already added.</text:p>
            </text:list-item>
            <text:list-item>
              <text:p text:style-name="P16">Then, within 1 week, the currency converter feature is already added. <text:s/></text:p>
            </text:list-item>
          </text:list>
        </text:list-item>
        <text:list-item>
          <text:p text:style-name="P17">Within 1 week after the second sprint the main features decided by the team would be completed and tested correctly by the client. </text:p>
        </text:list-item>
      </text:list>
      <text:p text:style-name="P2"><text:soft-page-break/><text:span text:style-name="T1">Principles <text:tab/> </text:span><text:tab/> <text:tab/></text:p>
      <text:p text:style-name="P1">Secure Transactions</text:p>
      <text:p text:style-name="P1">Scalability and Speed</text:p>
      <text:p text:style-name="P1"/>
      <text:p text:style-name="P5">Features </text:p>
      <text:p text:style-name="P6"/>
      <text:list xml:id="list5144050964100087942" text:style-name="L3">
        <text:list-item>
          <text:p text:style-name="P7">Admin Login</text:p>
        </text:list-item>
        <text:list-item>
          <text:p text:style-name="P7">Admin Logout</text:p>
        </text:list-item>
        <text:list-item>
          <text:p text:style-name="P7">Customer Login</text:p>
        </text:list-item>
        <text:list-item>
          <text:p text:style-name="P7">Customer Login</text:p>
        </text:list-item>
        <text:list-item>
          <text:p text:style-name="P8">Customer Signup</text:p>
        </text:list-item>
      </text:list>
      <text:p text:style-name="P9"/>
      <text:list xml:id="list182226224372403" text:continue-numbering="true" text:style-name="L3">
        <text:list-header>
          <text:p text:style-name="P13">Customer Dashboard</text:p>
        </text:list-header>
        <text:list-item>
          <text:p text:style-name="P7">View My Orders</text:p>
        </text:list-item>
        <text:list-item>
          <text:p text:style-name="P7">View My Wishlist</text:p>
        </text:list-item>
        <text:list-item>
          <text:p text:style-name="P7">View My Reviews</text:p>
        </text:list-item>
        <text:list-item>
          <text:p text:style-name="P7">Re-order Items</text:p>
        </text:list-item>
        <text:list-item>
          <text:p text:style-name="P10">Update Settings</text:p>
        </text:list-item>
      </text:list>
      <text:p text:style-name="P12"/>
      <text:list xml:id="list182227347333549" text:continue-numbering="true" text:style-name="L3">
        <text:list-header>
          <text:p text:style-name="P14">Admin Dashboard </text:p>
        </text:list-header>
        <text:list-item>
          <text:p text:style-name="P7">View customer orders</text:p>
        </text:list-item>
        <text:list-item>
          <text:p text:style-name="P7">Add products</text:p>
        </text:list-item>
        <text:list-item>
          <text:p text:style-name="P7">View products</text:p>
        </text:list-item>
        <text:list-item>
          <text:p text:style-name="P7">View Customers</text:p>
        </text:list-item>
        <text:list-item>
          <text:p text:style-name="P7">View Sales Report</text:p>
        </text:list-item>
      </text:list>
      <text:p text:style-name="P12"/>
      <text:p text:style-name="P11">Store Catalog / Store Page</text:p>
      <text:list xml:id="list182225380797821" text:continue-numbering="true" text:style-name="L3">
        <text:list-item>
          <text:p text:style-name="P7">Filter products</text:p>
        </text:list-item>
        <text:list-item>
          <text:p text:style-name="P7">Product Social Sharing</text:p>
        </text:list-item>
        <text:list-item>
          <text:p text:style-name="P7">Add to Wishlist </text:p>
        </text:list-item>
        <text:list-item>
          <text:p text:style-name="P7">Search Product </text:p>
        </text:list-item>
        <text:list-item>
          <text:p text:style-name="P7"><text:span text:style-name="T5">Add</text:span> Feedback </text:p>
        </text:list-item>
        <text:list-item>
          <text:p text:style-name="P7"><text:span text:style-name="T6">View </text:span>Related Product</text:p>
        </text:list-item>
      </text:list>
      <text:p text:style-name="P12"/>
      <text:list xml:id="list182225636975318" text:continue-numbering="true" text:style-name="L3">
        <text:list-item>
          <text:p text:style-name="P7">Reports &amp; Analytics</text:p>
        </text:list-item>
        <text:list-item>
          <text:p text:style-name="P7">Business Tools</text:p>
          <text:p text:style-name="P21"/>
        </text:list-item>
      </text:list>
      <text:p text:style-name="P1"><text:span text:style-name="T1">Business rules<text:tab/></text:span> <text:tab/> <text:tab/></text:p>
      <text:list xml:id="list5972843912673478783" text:style-name="LS2">
        <text:list-item>
          <text:p text:style-name="P20">When signing up, the customer can only use the alphanumeric characters and the password has a required field of 6-22 valid characters</text:p>
        </text:list-item>
        <text:list-item>
          <text:p text:style-name="P20">The email/<text:span text:style-name="T4">user</text:span>name is unique to every account that is recorded in the database</text:p>
        </text:list-item>
        <text:list-item>
          <text:p text:style-name="P20">When signing up, the information inputted must be complete such as the email/<text:span text:style-name="T4">user</text:span>name, password, contact info, and confirm password</text:p>
        </text:list-item>
        <text:list-item>
          <text:p text:style-name="P20"><text:soft-page-break/>When filling up the form, the password and the confirm password must be the same</text:p>
        </text:list-item>
        <text:list-item>
          <text:p text:style-name="P20">The <text:span text:style-name="T3">user</text:span>name and password must be recorded on the database for the customer to be logged in</text:p>
        </text:list-item>
        <text:list-item>
          <text:p text:style-name="P20">The customer and admin has different access rights</text:p>
        </text:list-item>
        <text:list-item>
          <text:p text:style-name="P20">The customers not logged in will not be able to checkout their cart</text:p>
        </text:list-item>
        <text:list-item>
          <text:p text:style-name="P20">When the admin adds a product all the information of the product must be complete</text:p>
        </text:list-item>
        <text:list-item>
          <text:p text:style-name="P20"><text:s/>feedback for a product is limited to only 500 characters</text:p>
        </text:list-item>
      </text:list>
      <text:p text:style-name="P1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6</meta:editing-cycles>
    <dc:date>2016-02-09T18:22:25.168507105</dc:date>
    <meta:editing-duration>PT6H22M22S</meta:editing-duration>
    <meta:document-statistic meta:table-count="0" meta:image-count="0" meta:object-count="0" meta:page-count="3" meta:paragraph-count="64" meta:word-count="577" meta:character-count="3386" meta:non-whitespace-character-count="2878"/>
  </office:meta>
</office:document-meta>
</file>